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2900000276CA1CD011.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3">
      <style:graphic-properties draw:stroke="solid" svg:stroke-width="0cm" svg:stroke-color="#3465a4"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solid" svg:stroke-width="0cm" svg:stroke-color="#3465a4" draw:marker-end="msArrowEnd_20_5" draw:marker-end-width="0.21cm" draw:marker-end-center="false" draw:fill="none" loext:fill-use-slide-background="false" draw:textarea-horizontal-align="justify" draw:textarea-vertical-align="middle" draw:auto-grow-height="false" draw:fit-to-size="false" style:shrink-to-fit="false" fo:padding-top="-0.125cm" fo:padding-bottom="-0.125cm" fo:padding-left="0.25cm" fo:padding-right="0.25cm" fo:wrap-option="wrap" loext:decorative="false"/>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notes">
      <style:graphic-properties draw:fill-color="#ffffff" draw:auto-grow-height="false" fo:min-height="13.365cm" loext:decorative="false"/>
      <style:paragraph-properties style:writing-mode="lr-tb"/>
    </style:style>
    <style:style style:name="pr7" style:family="presentation" style:parent-style-name="Closing-notes">
      <style:graphic-properties draw:fill-color="#ffffff" draw:auto-grow-height="false" fo:min-height="13.365cm" loext:decorative="false"/>
      <style:paragraph-properties style:writing-mode="lr-tb"/>
    </style:style>
    <style:style style:name="pr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50%" fo:text-align="start" fo:text-indent="0cm"/>
      <style:text-properties fo:font-size="36pt" style:font-size-asian="36pt" style:font-size-complex="36pt"/>
    </style:style>
    <style:style style:name="P10" style:family="paragraph">
      <style:paragraph-properties fo:margin-left="0cm" fo:margin-right="0cm" fo:margin-top="0.5cm" fo:margin-bottom="0cm" fo:line-height="100%" fo:text-align="start" fo:text-indent="0cm"/>
      <style:text-properties fo:font-size="36pt" style:font-size-asian="36pt" style:font-size-complex="36pt"/>
    </style:style>
    <style:style style:name="P11"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style:font-size-asian="36pt" style:font-size-complex="36pt"/>
    </style:style>
    <style:style style:name="P1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3" style:family="paragraph">
      <style:paragraph-properties fo:margin-left="0cm" fo:margin-right="0cm" fo:margin-top="0cm" fo:margin-bottom="0cm" fo:line-height="150%" fo:text-align="start" fo:text-indent="0cm"/>
      <style:text-properties fo:font-size="18pt"/>
    </style:style>
    <style:style style:name="P1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8pt"/>
    </style:style>
    <style:style style:name="P15" style:family="paragraph">
      <style:paragraph-properties fo:margin-left="0cm" fo:margin-right="0cm" fo:margin-top="0.42cm" fo:margin-bottom="0.35cm" fo:line-height="150%" fo:text-align="start" fo:text-indent="0cm"/>
      <style:text-properties fo:font-size="18pt"/>
    </style:style>
    <style:style style:name="P16"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8pt"/>
    </style:style>
    <style:style style:name="P17" style:family="paragraph">
      <style:paragraph-properties fo:margin-left="0cm" fo:margin-right="0cm" fo:margin-top="0.42cm" fo:margin-bottom="0.35cm" fo:line-height="100%" fo:text-align="start" fo:text-indent="0cm"/>
      <style:text-properties fo:font-size="18pt"/>
    </style:style>
    <style:style style:name="P18"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8pt"/>
    </style:style>
    <style:style style:name="P19" style:family="paragraph">
      <style:paragraph-properties fo:margin-left="0cm" fo:margin-right="0cm" fo:margin-top="0.42cm" fo:margin-bottom="0.35cm" fo:line-height="100%" fo:text-align="center" fo:text-indent="0cm"/>
      <style:text-properties fo:font-size="18pt"/>
    </style:style>
    <style:style style:name="P20" style:family="paragraph">
      <loext:graphic-properties draw:fill="solid" draw:fill-color="#ffffff"/>
      <style:paragraph-properties fo:margin-left="0cm" fo:margin-right="0cm" fo:margin-top="0.42cm" fo:margin-bottom="0.35cm" fo:line-height="100%" fo:text-align="center" fo:text-indent="0cm" style:writing-mode="lr-tb" style:font-independent-line-spacing="true"/>
      <style:text-properties fo:font-size="18pt"/>
    </style:style>
    <style:style style:name="P21"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style:paragraph-properties fo:margin-left="0cm" fo:margin-right="0cm" fo:margin-top="0cm" fo:margin-bottom="0cm" fo:line-height="100%" fo:text-align="start" fo:text-indent="0cm"/>
      <style:text-properties fo:font-size="18pt"/>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font-style-asian="normal" style:font-weight-asian="bold" style:font-size-complex="22pt" style:font-style-complex="normal" style:font-weight-complex="bold">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22pt" fo:letter-spacing="normal" fo:language="en" fo:country="US" fo:font-style="normal" style:text-underline-style="none" fo:font-weight="bold" fo:background-color="transparent" style:font-name-asian="宋体" style:font-size-asian="22pt" style:language-asian="zh" style:country-asian="CN" style:font-style-asian="normal" style:font-weight-asian="bold" style:font-size-complex="22pt" style:font-style-complex="normal" style:font-weight-complex="bold">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language-asian="zh" style:country-asian="CN" style:font-style-asian="normal" style:font-weight-asian="bold" style:font-size-complex="32pt" style:font-style-complex="normal" style:font-weight-complex="bold">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name-asian="宋体" style:font-size-asian="24pt" style:language-asian="zh" style:country-asian="CN" style:font-style-asian="normal" style:font-weight-asian="bold" style:font-size-complex="24pt" style:font-style-complex="normal" style:font-weight-complex="bold">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bold" fo:background-color="transparent" style:font-name-asian="宋体" style:font-size-asian="10pt" style:font-style-asian="normal" style:font-weight-asian="bold" style:font-size-complex="10pt" style:font-style-complex="normal" style:font-weight-complex="bold">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宋体" fo:font-size="36pt" fo:letter-spacing="normal" fo:language="en" fo:country="US"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language-asian="zh" style:country-asian="CN" style:font-style-asian="normal" style:font-weight-asian="normal" style:font-size-complex="28pt" style:font-style-complex="normal" style:font-weight-complex="normal"/>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789cm" svg:y="12.31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课程简介"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简介</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0" draw:style-name="gr4" draw:text-style-name="P11" draw:layer="layout" svg:width="27.88cm" svg:height="7.311cm" svg:x="3.642cm" svg:y="5.902cm">
          <text:p text:style-name="P9"><text:span text:style-name="T8">• 专注于</text:span><text:span text:style-name="T8">.NET9</text:span><text:span text:style-name="T9">平台通讯方式的实战教学</text:span></text:p>
          <text:p text:style-name="P9"><text:span text:style-name="T9">• 掌握核心概念、实际应用和最佳实践</text:span></text:p>
          <text:p text:style-name="P9"><text:span text:style-name="T9">• 避免实际开发中的常见陷阱</text:span></text:p>
          <text:p text:style-name="P10"><text:span text:style-name="T9">• 介绍人工智能</text:span><text:span text:style-name="T9">/</text:span><text:span text:style-name="T9">微服务开发所需要的网络基础知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课程目标"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3"><text:span text:style-name="T4">课程目标</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5" draw:text-style-name="P11" draw:layer="layout" svg:width="27.88cm" svg:height="7.311cm" svg:x="3.642cm" svg:y="5.902cm">
          <text:p text:style-name="P9"><text:span text:style-name="T8">✅ 掌握</text:span><text:span text:style-name="T8">.NET</text:span><text:span text:style-name="T9">平台各种通讯方式</text:span></text:p>
          <text:p text:style-name="P9"><text:span text:style-name="T9">✅ 学会正确选择和使用通讯技术</text:span></text:p>
          <text:p text:style-name="P9"><text:span text:style-name="T9">✅ 了解各种通讯方式性能特点和适用场景</text:span></text:p>
          <text:p text:style-name="P9"><text:span text:style-name="T9">✅ 避免实际开发中的常见陷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课程大纲"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6" draw:text-style-name="P14" draw:layer="layout" svg:width="25.499cm" svg:height="3.097cm" svg:x="5cm" svg:y="5.902cm">
          <text:p text:style-name="P13"><text:span text:style-name="T10">✅ 基础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7" draw:text-style-name="P16" draw:layer="layout" svg:width="22.499cm" svg:height="3.097cm" svg:x="6.7cm" svg:y="9.102cm">
          <text:p text:style-name="P15"><text:span text:style-name="T11">🚀 HttpClient</text:span><text:span text:style-name="T11">、</text:span><text:span text:style-name="T12">IHttpClientFactory</text:span><text:span text:style-name="T12">与</text:span><text:span text:style-name="T12">Polly</text:span></text:p>
          <text:p text:style-name="P15"><text:span text:style-name="T12">🚀 完成一个手动接入</text:span><text:span text:style-name="T12">DeepSeek</text:span><text:span text:style-name="T12">大模型的实操</text:span></text:p>
          <text:p text:style-name="P15"><text:span text:style-name="T12">🚀 同源策略</text:span><text:span text:style-name="T12">(SOP)</text:span><text:span text:style-name="T12">与跨域</text:span><text:span text:style-name="T12">CORS</text:span><text:span text:style-name="T12">详解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课程大纲 (2)"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8" draw:text-style-name="P16" draw:layer="layout" svg:width="25.499cm" svg:height="3.097cm" svg:x="5cm" svg:y="5.902cm">
          <text:p text:style-name="P15"><text:span text:style-name="T8">✅ REST API</text:span><text:span text:style-name="T1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9" draw:text-style-name="P16" draw:layer="layout" svg:width="22.499cm" svg:height="3.097cm" svg:x="6.7cm" svg:y="9.102cm">
          <text:p text:style-name="P15"><text:span text:style-name="T11">🚀 <text:s text:c="2"/>REST API</text:span><text:span text:style-name="T12">（一）：设计原则与</text:span><text:span text:style-name="T12">Web Api</text:span></text:p>
          <text:p text:style-name="P15"><text:span text:style-name="T14">🚀 <text:s/>REST API</text:span><text:span text:style-name="T14">（二）：依赖注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课程大纲 (3)"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10" draw:text-style-name="P16" draw:layer="layout" svg:width="25.499cm" svg:height="3.097cm" svg:x="5cm" svg:y="4.702cm">
          <text:p text:style-name="P15"><text:span text:style-name="T15">✅ .NET</text:span><text:span text:style-name="T15">实时通讯</text:span><text:span text:style-name="T9">技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11" draw:text-style-name="P18" draw:layer="layout" svg:width="22.499cm" svg:height="3.097cm" svg:x="6.7cm" svg:y="7.902cm">
          <text:p text:style-name="P17"><text:span text:style-name="T11">🚀 <text:s text:c="2"/>gRPC</text:span><text:span text:style-name="T12">高性能通讯</text:span></text:p>
          <text:p text:style-name="P17"><text:span text:style-name="T12">🚀 <text:s/>SSE(Server-Sent Events)</text:span></text:p>
          <text:p text:style-name="P17"><text:span text:style-name="T12">🚀 <text:s/>Long Polling</text:span><text:span text:style-name="T12">长轮询 </text:span></text:p>
          <text:p text:style-name="P17"><text:span text:style-name="T12">🚀 <text:s/>WebSocket</text:span><text:span text:style-name="T12">使用 </text:span></text:p>
          <text:p text:style-name="P17"><text:span text:style-name="T12">🚀 SignalR</text:span><text:span text:style-name="T12">使用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课程大纲 (4)"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课程大纲</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12" draw:text-style-name="P16" draw:layer="layout" svg:width="25.499cm" svg:height="3.097cm" svg:x="5cm" svg:y="5.902cm">
          <text:p text:style-name="P15"><text:span text:style-name="T8">✅ WEB</text:span><text:span text:style-name="T8">事件驱动</text:span><text:span text:style-name="T1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13" draw:text-style-name="P16" draw:layer="layout" svg:width="22.499cm" svg:height="3.097cm" svg:x="6.7cm" svg:y="9.102cm">
          <text:p text:style-name="P15"><text:span text:style-name="T17">🚀 Webhooks</text:span><text:span text:style-name="T1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讲解方式"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讲解方式</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4" draw:text-style-name="P20" draw:layer="layout" svg:width="5.499cm" svg:height="2.999cm" svg:x="3.5cm" svg:y="8.5cm">
          <text:p text:style-name="P19"><text:span text:style-name="T19">🚀 理论知识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20" draw:layer="layout" svg:width="5.499cm" svg:height="2.999cm" svg:x="12.6cm" svg:y="8.5cm">
          <text:p text:style-name="P19"><text:span text:style-name="T19">🚀 代码实操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0" draw:layer="layout" svg:width="5.499cm" svg:height="2.999cm" svg:x="22cm" svg:y="8.5cm">
          <text:p text:style-name="P19"><text:span text:style-name="T19">🚀 实战“坑”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21" draw:layer="layout" svg:x1="9cm" svg:y1="10cm" svg:x2="12.6cm" svg:y2="10.001cm">
          <text:p/>
        </draw:line>
        <draw:line draw:style-name="gr17" draw:text-style-name="P21" draw:layer="layout" svg:x1="18.1cm" svg:y1="10cm" svg:x2="22cm" svg:y2="10.001cm">
          <text:p/>
        </draw:lin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技术栈" draw:style-name="dp1" draw:master-page-name="Agenda_2c__20_6_20_items">
        <office:forms form:automatic-focus="false" form:apply-design-mode="false"/>
        <draw:frame draw:name="PlaceHolder 1" presentation:style-name="pr4" draw:text-style-name="P7" draw:layer="layout" svg:width="29.179cm" svg:height="3.143cm" svg:x="2.344cm" svg:y="2.463cm" presentation:class="title" presentation:user-transformed="true">
          <draw:text-box>
            <text:p text:style-name="P12"><text:span text:style-name="T4">技术栈</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style-name="gr18" draw:text-style-name="P23" draw:layer="layout" svg:width="21.347cm" svg:height="4.995cm" svg:x="5.652cm" svg:y="6.603cm">
          <text:p text:style-name="P13"><text:span text:style-name="T20">• .NET 9 – </text:span><text:span text:style-name="T21">最新版本的</text:span><text:span text:style-name="T21">.NET</text:span><text:span text:style-name="T21">框架</text:span></text:p>
          <text:p text:style-name="P13"><text:span text:style-name="T21">• HTML/JavaScript </text:span><text:span text:style-name="T21">或 </text:span><text:span text:style-name="T21">Vue3 – </text:span><text:span text:style-name="T21">前端</text:span></text:p>
          <text:p text:style-name="P22"><text:span text:style-name="T2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Closing">
        <office:forms form:automatic-focus="false" form:apply-design-mode="false"/>
        <draw:frame draw:name="图片 5" draw:style-name="gr2" draw:text-style-name="P5" draw:layer="layout" svg:width="33.381cm" svg:height="13.333cm" svg:x="0.243cm" svg:y="3.489cm">
          <draw:image xlink:href="Pictures/100000010000062900000276CA1CD011.png" xlink:type="simple" xlink:show="embed" xlink:actuate="onLoad" draw:mime-type="image/png">
            <text:p/>
          </draw:image>
          <svg:desc>1746348439436</svg:desc>
        </draw:frame>
        <draw:frame draw:name="图片 20" draw:style-name="gr2" draw:text-style-name="P5" draw:layer="layout" svg:width="7.892cm" svg:height="2.492cm" svg:x="0cm" svg:y="0.965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8cm" svg:height="11.136cm" svg:x="0.599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8" draw:text-style-name="P2" draw:layer="layout" svg:width="14.647cm" svg:height="4.5cm" svg:x="3cm" svg:y="7cm" presentation:class="title" presentation:user-transformed="true">
          <draw:text-box>
            <text:p text:style-name="P24"><text:span text:style-name="T22">Thank You</text:span></text:p>
          </draw:text-box>
        </draw:frame>
        <draw:frame draw:name="Picture Placeholder 4" draw:style-name="gr19"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2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1cm 2.94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4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7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2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1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1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cm" svg:y="5.74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2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0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1T15:25:14.695142900</dc:date>
    <meta:editing-cycles>153</meta:editing-cycles>
    <dc:title>.NET软件开发工程师AI进化课</dc:title>
    <meta:editing-duration>PT23H29M32S</meta:editing-duration>
    <meta:generator>LibreOffice/25.2.4.3$Windows_X86_64 LibreOffice_project/33e196637044ead23f5c3226cde09b47731f7e27</meta:generator>
    <meta:document-statistic meta:object-count="115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